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5b691" officeooo:paragraph-rsid="0055b691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55b691" officeooo:paragraph-rsid="0055b69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officeooo:rsid="0055b691" officeooo:paragraph-rsid="0031173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>
      <style:paragraph-properties fo:text-align="start" style:justify-single-word="false"/>
      <style:text-properties fo:font-weight="bold" officeooo:rsid="0055b691" officeooo:paragraph-rsid="0055b691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ede0e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8ab81"/>
    </style:style>
    <style:style style:name="P9" style:family="paragraph" style:parent-style-name="Standard" style:list-style-name="L3">
      <style:paragraph-properties fo:text-align="start" style:justify-single-word="false"/>
      <style:text-properties officeooo:paragraph-rsid="0055b691"/>
    </style:style>
    <style:style style:name="P10" style:family="paragraph" style:parent-style-name="Standard" style:list-style-name="L5">
      <style:paragraph-properties fo:text-align="start" style:justify-single-word="false"/>
      <style:text-properties officeooo:paragraph-rsid="005b4594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DejaVu Sans Condensed1" fo:font-size="12pt" fo:font-weight="normal" officeooo:rsid="005739be" officeooo:paragraph-rsid="005ede0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739be" officeooo:paragraph-rsid="005739be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5739be" officeooo:paragraph-rsid="005739b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8ab81" officeooo:paragraph-rsid="005ede0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8ab81" officeooo:paragraph-rsid="0058ab81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62e0df" officeooo:paragraph-rsid="0062e0df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6461f7" officeooo:paragraph-rsid="006461f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565f5f" officeooo:paragraph-rsid="00565f5f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1" fo:font-size="12pt" fo:font-weight="normal" officeooo:rsid="00565f5f" officeooo:paragraph-rsid="00565f5f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679fae" officeooo:paragraph-rsid="00679fa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739be" officeooo:paragraph-rsid="005ede0e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58ab81" officeooo:paragraph-rsid="0058ab81"/>
    </style:style>
    <style:style style:name="P23" style:family="paragraph" style:parent-style-name="Standard" style:list-style-name="L3">
      <style:paragraph-properties fo:text-align="start" style:justify-single-word="false"/>
      <style:text-properties officeooo:rsid="0055b691" officeooo:paragraph-rsid="0055b691"/>
    </style:style>
    <style:style style:name="P24" style:family="paragraph" style:parent-style-name="Standard" style:list-style-name="L4">
      <style:paragraph-properties fo:text-align="start" style:justify-single-word="false"/>
      <style:text-properties officeooo:rsid="00565f5f" officeooo:paragraph-rsid="00565f5f"/>
    </style:style>
    <style:style style:name="P25" style:family="paragraph" style:parent-style-name="Standard" style:list-style-name="L5">
      <style:paragraph-properties fo:text-align="start" style:justify-single-word="false"/>
      <style:text-properties officeooo:rsid="00565f5f" officeooo:paragraph-rsid="005b4594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55b691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565f5f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5739be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58ab81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5b4594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5ede0e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5f60f8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65d7ae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679fae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normal" officeooo:rsid="006461f7" style:font-size-asian="12pt" style:font-weight-asian="normal" style:font-size-complex="12pt" style:font-weight-complex="normal"/>
    </style:style>
    <style:style style:name="T12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44707e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477cfc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477a52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520371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8ab81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739be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5b4594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style:font-size-asian="12pt" style:font-size-complex="12pt"/>
    </style:style>
    <style:style style:name="T25" style:family="text">
      <style:text-properties style:font-name="DejaVu Sans Condensed1" fo:font-size="12pt" officeooo:rsid="00242ae4" style:font-size-asian="12pt" style:font-size-complex="12pt"/>
    </style:style>
    <style:style style:name="T26" style:family="text">
      <style:text-properties officeooo:rsid="005739be"/>
    </style:style>
    <style:style style:name="T27" style:family="text">
      <style:text-properties officeooo:rsid="005ede0e"/>
    </style:style>
    <style:style style:name="T28" style:family="text">
      <style:text-properties officeooo:rsid="005f60f8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ede0e" style:font-weight-asian="bold" style:font-weight-complex="bold"/>
    </style:style>
    <style:style style:name="T31" style:family="text">
      <style:text-properties fo:font-weight="bold" officeooo:rsid="005739be" style:font-weight-asian="bold" style:font-weight-complex="bold"/>
    </style:style>
    <style:style style:name="T32" style:family="text">
      <style:text-properties officeooo:rsid="00679fa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5">3</text:span><text:span text:style-name="T20">0</text:span><text:span text:style-name="T15">1</text:span><text:span text:style-name="T16"> - </text:span><text:span text:style-name="T17">Flight - </text:span><text:span text:style-name="T18">Pre</text:span><text:span text:style-name="T14">f</text:span><text:span text:style-name="T13">light, </text:span><text:span text:style-name="T19">Performance Limits</text:span></text:p>
      <text:p text:style-name="P1"/>
      <text:p text:style-name="P6"><text:span text:style-name="T25">T</text:span><text:span text:style-name="T24">akeoff</text:span></text:p>
      <text:list xml:id="list1206842551" text:style-name="L1">
        <text:list-item>
          <text:p text:style-name="P7"><text:span text:style-name="T21">Pitch </text:span><text:span text:style-name="T22">trim</text:span><text:span text:style-name="T5"> (indicator on left cockpit wall)</text:span><text:span text:style-name="T4">:</text:span></text:p>
        </text:list-item>
      </text:list>
      <text:list xml:id="list1345732623" text:style-name="L2">
        <text:list-item>
          <text:list>
            <text:list-item>
              <text:p text:style-name="P11">If light and flaps up, nose down trim ... 1/2 unit</text:p>
            </text:list-item>
            <text:list-item>
              <text:p text:style-name="P11">If heavy and flaps up, nose down trim ... 1 unit</text:p>
            </text:list-item>
            <text:list-item>
              <text:p text:style-name="P11">If using flaps (15-25 deg) at any weight, nose down trim ... 1 1/2 unit</text:p>
            </text:list-item>
          </text:list>
        </text:list-item>
      </text:list>
      <text:list xml:id="list214934515500285" text:continue-list="list1206842551" text:style-name="L1">
        <text:list-item>
          <text:p text:style-name="P21"><text:span text:style-name="T12">Rudder trim</text:span><text:span text:style-name="T1"> ... </text:span><text:span text:style-name="T12">1/2 unit STBD</text:span><text:span text:style-name="T1"> (right) (indicator on </text:span><text:span text:style-name="T5">front canopy rim</text:span><text:span text:style-name="T1">, right of gunsight)</text:span></text:p>
        </text:list-item>
        <text:list-item>
          <text:p text:style-name="P14"><text:span text:style-name="T29">Aileron trim</text:span> ... <text:span text:style-name="T29">Neutral</text:span> (indicator on bottom center of instrument panel)</text:p>
        </text:list-item>
        <text:list-item>
          <text:p text:style-name="P14"><text:span text:style-name="T30">Prop </text:span><text:span text:style-name="T31">RPM</text:span><text:span text:style-name="T26"> ... </text:span><text:span text:style-name="T31">Max</text:span></text:p>
        </text:list-item>
        <text:list-item>
          <text:p text:style-name="P12">Advancing right throttle slightly ahead of left <text:span text:style-name="T27">can be useful to</text:span> co<text:span text:style-name="T27">unter</text:span> yaw on initial takeoff roll<text:span text:style-name="T27">, or use differential brakes.</text:span></text:p>
        </text:list-item>
        <text:list-item>
          <text:p text:style-name="P22"><text:span text:style-name="T1">At 34 mph</text:span><text:span text:style-name="T6">/30 kts</text:span><text:span text:style-name="T1">, slight forward stick to raise the tail.</text:span></text:p>
        </text:list-item>
        <text:list-item>
          <text:p text:style-name="P22"><text:span text:style-name="T12">Rotate</text:span><text:span text:style-name="T1"> </text:span><text:span text:style-name="T9">at </text:span><text:span text:style-name="T1">approx </text:span><text:span text:style-name="T12">120 mph</text:span><text:span text:style-name="T6">/104 kts</text:span><text:span text:style-name="T9">??</text:span></text:p>
        </text:list-item>
        <text:list-item>
          <text:p text:style-name="P16">Right stick might be required to counter a left roll tendency on takeoff.</text:p>
        </text:list-item>
        <text:list-item>
          <text:p text:style-name="P15">When <text:span text:style-name="T29">positively airborne</text:span>, stop the wheels by hitting the <text:span text:style-name="T29">brakes</text:span>, then raise gear (<text:span text:style-name="T29">Shift-T5 up</text:span><text:span text:style-name="T27"> to unlock gear handle</text:span> and <text:span text:style-name="T29">T5 up</text:span><text:span text:style-name="T27"> to raise gear</text:span>)<text:span text:style-name="T27">.</text:span></text:p>
        </text:list-item>
        <text:list-item>
          <text:p text:style-name="P8"><text:span text:style-name="T5">Reduce boost to </text:span><text:span text:style-name="T21">+9</text:span><text:span text:style-name="T5"> and RPMs to </text:span><text:span text:style-name="T21">2850</text:span><text:span text:style-name="T8"> (</text:span><text:span text:style-name="T10">intermediate power, 1 hour limit</text:span><text:span text:style-name="T8">)</text:span><text:span text:style-name="T5"> as soon as p</text:span><text:span text:style-name="T11">ossible.</text:span></text:p>
        </text:list-item>
        <text:list-item>
          <text:p text:style-name="P17">Best climb speed is <text:span text:style-name="T29">173 mph</text:span>/150 kts.</text:p>
        </text:list-item>
        <text:list-item>
          <text:p text:style-name="P20">Set supercharger to <text:span text:style-name="T29">AUTO</text:span> (Throttle Bottom Hat back to toggle), changeover happens at 15,000 ft.</text:p>
        </text:list-item>
      </text:list>
      <text:p text:style-name="P3"/>
      <text:p text:style-name="P2">Cruise</text:p>
      <text:list xml:id="list1904430881" text:style-name="L3">
        <text:list-item>
          <text:p text:style-name="P23"><text:span text:style-name="T1">Cruise at </text:span><text:span text:style-name="T12">+7</text:span><text:span text:style-name="T1"> boost, </text:span><text:span text:style-name="T12">weak</text:span><text:span text:style-name="T1"> mixture</text:span><text:span text:style-name="T10"> (Throttle Top Hat down, mixture lever goes up)</text:span><text:span text:style-name="T1">, and reduce RPM to minimum</text:span><text:span text:style-name="T5">, or no more than </text:span><text:span text:style-name="T21">2650</text:span><text:span text:style-name="T5">.</text:span></text:p>
        </text:list-item>
        <text:list-item>
          <text:p text:style-name="P9"><text:span text:style-name="T2">Max range speed is </text:span><text:span text:style-name="T23">196 mph</text:span><text:span text:style-name="T6">/</text:span><text:span text:style-name="T2">1</text:span><text:span text:style-name="T6">7</text:span><text:span text:style-name="T2">0 kts at any altitude. </text:span><text:span text:style-name="T3"><text:s/>At lower altitudes you may not be able to go that slow, even with minimum RPM.</text:span></text:p>
        </text:list-item>
        <text:list-item>
          <text:p text:style-name="P18">Keep supercharger in <text:span text:style-name="T29">MOD</text:span> position<text:span text:style-name="T32"> (switch down)</text:span>, unless you cannot maintain recommended speed under 2650 RPM, in which case switch supercharger to <text:span text:style-name="T29">AUTO</text:span>.</text:p>
        </text:list-item>
      </text:list>
      <text:p text:style-name="P3"/>
      <text:p text:style-name="P2">Landing</text:p>
      <text:list xml:id="list601272593" text:style-name="L4">
        <text:list-item>
          <text:p text:style-name="P13"><text:span text:style-name="T28">Check b</text:span>rake pressure ... 200 psi min</text:p>
        </text:list-item>
        <text:list-item>
          <text:p text:style-name="P24"><text:span text:style-name="T1">Supercharger switch ... MOD</text:span><text:span text:style-name="T6"> (</text:span><text:span text:style-name="T8">switch </text:span><text:span text:style-name="T6">down)</text:span></text:p>
        </text:list-item>
        <text:list-item>
          <text:p text:style-name="P19">Radiators ... OPEN</text:p>
        </text:list-item>
        <text:list-item>
          <text:p text:style-name="P24"><text:span text:style-name="T1">Slow to </text:span><text:span text:style-name="T6">178 mph/</text:span><text:span text:style-name="T1">155 kts and put down gear (check green lights)</text:span></text:p>
        </text:list-item>
        <text:list-item>
          <text:p text:style-name="P24"><text:span text:style-name="T7">Prop </text:span><text:span text:style-name="T1">RPM ... Max</text:span></text:p>
        </text:list-item>
        <text:list-item>
          <text:p text:style-name="P19">Flaps ... Full down (nose down trim will be needed)</text:p>
        </text:list-item>
        <text:list-item>
          <text:p text:style-name="P13">Half fuel with no bombs approach speeds:</text:p>
        </text:list-item>
      </text:list>
      <text:list xml:id="list2087675158" text:style-name="L5">
        <text:list-item>
          <text:list>
            <text:list-item>
              <text:p text:style-name="P25"><text:span text:style-name="T1">Engine-on:</text:span><text:span text:style-name="T6"> </text:span><text:span text:style-name="T1">125 mph</text:span><text:span text:style-name="T6">/</text:span><text:span text:style-name="T1">109 kts with flaps down,</text:span><text:span text:style-name="T6"> </text:span><text:span text:style-name="T1">140 mph</text:span><text:span text:style-name="T6">/</text:span><text:span text:style-name="T1">122 kts with flaps up</text:span></text:p>
            </text:list-item>
            <text:list-item>
              <text:p text:style-name="P25"><text:span text:style-name="T1">Engine-idle: 140 mph</text:span><text:span text:style-name="T6">/</text:span><text:span text:style-name="T1">122 kts</text:span><text:span text:style-name="T6"> </text:span><text:span text:style-name="T1">with flaps down,</text:span><text:span text:style-name="T6"> </text:span><text:span text:style-name="T1">150 mph</text:span><text:span text:style-name="T6">/</text:span><text:span text:style-name="T1">130 kts with flaps up</text:span></text:p>
            </text:list-item>
            <text:list-item>
              <text:p text:style-name="P10"><text:span text:style-name="T4">At full load, increase speeds by 10 mph</text:span><text:span text:style-name="T6">/</text:span><text:span text:style-name="T4">9 kts.</text:span></text:p>
            </text:list-item>
          </text:list>
        </text:list-item>
      </text:list>
      <text:list xml:id="list214935813324450" text:continue-list="list601272593" text:style-name="L4">
        <text:list-item>
          <text:p text:style-name="P13">After landing:</text:p>
          <text:list>
            <text:list-item>
              <text:p text:style-name="P13">Flaps up, lever neutral</text:p>
            </text:list-item>
            <text:list-item>
              <text:p text:style-name="P13">Pitot heat ... OFF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2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13M4S</meta:editing-duration>
    <meta:editing-cycles>76</meta:editing-cycles>
    <meta:generator>LibreOffice/7.0.3.1$Windows_X86_64 LibreOffice_project/d7547858d014d4cf69878db179d326fc3483e082</meta:generator>
    <dc:date>2022-05-10T21:49:34.209000000</dc:date>
    <meta:document-statistic meta:table-count="0" meta:image-count="0" meta:object-count="0" meta:page-count="1" meta:paragraph-count="35" meta:word-count="397" meta:character-count="2094" meta:non-whitespace-character-count="1762"/>
  </office:meta>
</office:document-meta>
</file>